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TeX Main" svg:font-family="'KaTeX Main'"/>
    <style:font-face style:name="KaTeX Math" svg:font-family="'KaTeX Math'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70%" fo:orphans="2" fo:widows="2" fo:text-indent="0cm" style:auto-text-indent="false" fo:padding="0cm" fo:border="none"/>
      <style:text-properties fo:font-variant="normal" fo:text-transform="none" fo:color="#4f4f4f" style:font-name="inherit" fo:font-size="11.25pt" fo:letter-spacing="normal" fo:font-style="normal" fo:font-weight="normal" officeooo:paragraph-rsid="001d5777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  <style:text-properties fo:font-variant="normal" fo:text-transform="none" fo:color="#4f4f4f" style:font-name="inherit" fo:font-size="11.25pt" fo:letter-spacing="normal" fo:font-style="normal" fo:font-weight="normal" loext:padding="0cm" loext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  <style:text-properties fo:font-variant="normal" fo:text-transform="none" fo:color="#4f4f4f" style:font-name="inherit" fo:font-size="11.25pt" fo:letter-spacing="normal" fo:font-style="normal" fo:font-weight="normal" loext:padding="0cm" loext:border="none"/>
    </style:style>
    <style:style style:name="P4" style:family="paragraph" style:parent-style-name="Text_20_body" style:list-style-name="L2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  <style:text-properties fo:font-variant="normal" fo:text-transform="none" fo:color="#4f4f4f" style:font-name="inherit" fo:font-size="11.25pt" fo:letter-spacing="normal" fo:font-style="normal" fo:font-weight="normal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20%" fo:text-align="center" style:justify-single-word="false" fo:orphans="2" fo:widows="2" fo:text-indent="0cm" style:auto-text-indent="false" fo:padding="0cm" fo:border="none"/>
      <style:text-properties fo:font-variant="normal" fo:text-transform="none" fo:color="#4f4f4f" style:font-name="inherit" fo:font-size="11.25pt" fo:letter-spacing="normal" fo:font-style="normal" fo:font-weight="normal" loext:padding="0cm" loext:border="none"/>
    </style:style>
    <style:style style:name="P6" style:family="paragraph" style:parent-style-name="Text_20_body" style:list-style-name="L2">
      <style:paragraph-properties fo:margin-left="0cm" fo:margin-right="0cm" fo:margin-top="0cm" fo:margin-bottom="0cm" loext:contextual-spacing="false" fo:line-height="120%" fo:text-align="center" style:justify-single-word="false" fo:orphans="2" fo:widows="2" fo:text-indent="0cm" style:auto-text-indent="false" fo:padding="0cm" fo:border="none"/>
      <style:text-properties fo:font-variant="normal" fo:text-transform="none" fo:color="#4f4f4f" fo:letter-spacing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.397cm" loext:contextual-spacing="false" fo:line-height="170%" fo:orphans="2" fo:widows="2" fo:text-indent="0cm" style:auto-text-indent="false" fo:padding="0cm" fo:border="none"/>
      <style:text-properties fo:font-variant="normal" fo:text-transform="none" fo:color="#4f4f4f" style:font-name="inherit" fo:font-size="11.25pt" fo:letter-spacing="normal" fo:font-style="normal" fo:font-weight="normal" loext:padding="0cm" loext:border="none"/>
    </style:style>
    <style:style style:name="P10" style:family="paragraph" style:parent-style-name="Heading_20_3">
      <style:paragraph-properties fo:margin-left="0cm" fo:margin-right="0cm" fo:margin-top="0.741cm" fo:margin-bottom="0.132cm" loext:contextual-spacing="false" fo:line-height="170%" fo:orphans="2" fo:widows="2" fo:text-indent="0cm" style:auto-text-indent="false" fo:padding="0cm" fo:border="none"/>
      <style:text-properties fo:font-variant="normal" fo:text-transform="none" fo:color="#2e3d49" style:font-name="inherit" fo:font-size="13.5pt" fo:letter-spacing="normal" fo:font-style="normal" fo:font-weight="bold" loext:padding="0cm" loext:border="none"/>
    </style:style>
    <style:style style:name="P11" style:family="paragraph" style:parent-style-name="Heading_20_3">
      <style:paragraph-properties fo:margin-left="0cm" fo:margin-right="0cm" fo:margin-top="0.741cm" fo:margin-bottom="0.132cm" loext:contextual-spacing="false" fo:line-height="170%" fo:orphans="2" fo:widows="2" fo:text-indent="0cm" style:auto-text-indent="false" fo:padding="0cm" fo:border="none"/>
      <style:text-properties fo:font-variant="normal" fo:text-transform="none" fo:color="#2e3d49" fo:letter-spacing="normal" officeooo:paragraph-rsid="001d5777" loext:padding="0cm" loext:border="none"/>
    </style:style>
    <style:style style:name="T1" style:family="text">
      <style:text-properties style:font-name="inherit" fo:font-size="11.25pt" fo:font-style="normal" fo:font-weight="normal"/>
    </style:style>
    <style:style style:name="T2" style:family="text">
      <style:text-properties style:font-name="inherit" fo:font-size="13.5pt" fo:font-style="normal" fo:font-weight="bold"/>
    </style:style>
    <style:style style:name="T3" style:family="text">
      <style:text-properties style:font-name="KaTeX Math" fo:font-style="italic"/>
    </style:style>
    <style:style style:name="T4" style:family="text">
      <style:text-properties style:font-name="KaTeX Math" fo:font-size="11.25pt" fo:font-style="italic" fo:font-weight="normal"/>
    </style:style>
    <style:style style:name="T5" style:family="text">
      <style:text-properties fo:font-variant="normal" fo:text-transform="none" fo:color="#4f4f4f" style:font-name="inherit" fo:font-size="11.2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4f4f4f" style:font-name="inherit" fo:font-size="11.25pt" fo:letter-spacing="normal" fo:font-style="italic" fo:font-weight="normal" loext:padding="0cm" loext:border="none"/>
    </style:style>
    <style:style style:name="T7" style:family="text">
      <style:text-properties fo:font-variant="normal" fo:text-transform="none" fo:color="#4f4f4f" style:font-name="KaTeX Math" fo:font-size="11.25pt" fo:letter-spacing="normal" fo:font-style="italic" fo:font-weight="normal" loext:padding="0cm" loext:border="none"/>
    </style:style>
    <style:style style:name="T8" style:family="text">
      <style:text-properties fo:font-variant="normal" fo:text-transform="none" fo:color="#02b3e4" style:text-line-through-style="none" style:text-line-through-type="none" style:font-name="inherit" fo:font-size="11.25pt" fo:letter-spacing="normal" fo:font-style="normal" style:text-underline-style="none" fo:font-weight="bold" style:text-blinking="false" loext:padding="0cm" loext:border="none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We can capture how the errors we are interested in change over time by deriving our kinematic model around these errors as our new state vector.</text:p>
      <text:p text:style-name="P2">The new state is [<text:span text:style-name="T3">x</text:span>,<text:span text:style-name="T3">y</text:span>,<text:span text:style-name="T3">ψ</text:span>,<text:span text:style-name="T3">v</text:span>,<text:span text:style-name="T3">cte</text:span>,<text:span text:style-name="T3">eψ</text:span>].</text:p>
      <text:p text:style-name="P1">Let’s assume the vehicle is traveling down a straight road and the longitudinal direction is the same as the x-axis.</text:p>
      <text:h text:style-name="P11" text:outline-level="3"><text:bookmark text:name="cross-track-error"/><text:span text:style-name="T2">Cross Track Error</text:span></text:h>
      <text:p text:style-name="P9">Then we can express the error between the center of the road and the vehicle's position as the cross track error:</text:p>
      <text:p text:style-name="P2"><text:span text:style-name="T3">cte</text:span>​<text:span text:style-name="T3">t</text:span>+1​​=<text:span text:style-name="T3">cte</text:span>​<text:span text:style-name="T3">t</text:span>​​+<text:span text:style-name="T3">v</text:span>​<text:span text:style-name="T3">t</text:span>​​∗<text:span text:style-name="T3">sin</text:span>(<text:span text:style-name="T3">eψ</text:span>​<text:span text:style-name="T3">t</text:span>​​)∗<text:span text:style-name="T3">dt</text:span></text:p>
      <text:p text:style-name="P7"><text:span text:style-name="T5">In this case </text:span><text:span text:style-name="T7">cte</text:span><text:span text:style-name="T5">​</text:span><text:span text:style-name="T7">t</text:span><text:span text:style-name="T5">​​ can be expressed as the difference between the line and the current vehicle position </text:span><text:span text:style-name="Emphasis"><text:span text:style-name="T6">y</text:span></text:span><text:span text:style-name="T5">. Assuming the reference line is a 1st order polynomial </text:span><text:span text:style-name="Emphasis"><text:span text:style-name="T6">f</text:span></text:span><text:span text:style-name="T5">:</text:span></text:p>
      <text:p text:style-name="P2"><text:span text:style-name="T3">cte</text:span>​<text:span text:style-name="T3">t</text:span>​​=<text:span text:style-name="T3">f</text:span>(<text:span text:style-name="T3">x</text:span>​<text:span text:style-name="T3">t</text:span>​​)−<text:span text:style-name="T3">y</text:span>​<text:span text:style-name="T3">t</text:span>​​</text:p>
      <text:p text:style-name="P2">If we substitute <text:span text:style-name="T3">cte</text:span>​<text:span text:style-name="T3">t</text:span>​​ back into the original equation the result is:</text:p>
      <text:p text:style-name="P2"><text:span text:style-name="T3">cte</text:span>​<text:span text:style-name="T3">t</text:span>+1​​=<text:span text:style-name="T3">f</text:span>(<text:span text:style-name="T3">x</text:span>​<text:span text:style-name="T3">t</text:span>​​)−<text:span text:style-name="T3">y</text:span>​<text:span text:style-name="T3">t</text:span>​​+(<text:span text:style-name="T3">v</text:span>​<text:span text:style-name="T3">t</text:span>​​∗<text:span text:style-name="T3">sin</text:span>(<text:span text:style-name="T3">eψ</text:span>​<text:span text:style-name="T3">t</text:span>​​)∗<text:span text:style-name="T3">dt</text:span>)</text:p>
      <text:p text:style-name="P9">This can be broken up into two parts:</text:p>
      <text:list xml:id="list5472630355080730538" text:style-name="L1">
        <text:list-item>
          <text:p text:style-name="P3"><text:span text:style-name="T3">f</text:span>(<text:span text:style-name="T3">x</text:span>​<text:span text:style-name="T3">t</text:span>​​)−<text:span text:style-name="T3">y</text:span>​<text:span text:style-name="T3">t</text:span>​​ being current cross track error.</text:p>
        </text:list-item>
        <text:list-item>
          <text:p text:style-name="P3"><text:span text:style-name="T3">v</text:span>​<text:span text:style-name="T3">t</text:span>​​∗<text:span text:style-name="T3">sin</text:span>(<text:span text:style-name="T3">eψ</text:span>​<text:span text:style-name="T3">t</text:span>​​)∗<text:span text:style-name="T3">dt</text:span> being the change in error caused by the vehicle's movement.</text:p>
        </text:list-item>
      </text:list>
      <text:h text:style-name="P10" text:outline-level="3"><text:bookmark text:name="orientation-error"/>Orientation Error</text:h>
      <text:p text:style-name="P9">Ok, now let’s take a look at the orientation error:</text:p>
      <text:p text:style-name="P5"><text:span text:style-name="T3">eψ</text:span>​<text:span text:style-name="T3">t</text:span>+1​​=<text:span text:style-name="T3">eψ</text:span>​<text:span text:style-name="T3">t</text:span>​​+​<text:span text:style-name="T3">L</text:span>​<text:span text:style-name="T3">f</text:span>​​​​<text:span text:style-name="T3">v</text:span>​<text:span text:style-name="T3">t</text:span>​​​​∗<text:span text:style-name="T3">δ</text:span>​<text:span text:style-name="T3">t</text:span>​​∗<text:span text:style-name="T3">dt</text:span></text:p>
      <text:p text:style-name="P2">The update rule is essentially the same as <text:span text:style-name="T3">ψ</text:span>.</text:p>
      <text:p text:style-name="P2"><text:span text:style-name="T3">eψ</text:span>​<text:span text:style-name="T3">t</text:span>​​ is the desired orientation subtracted from the current orientation:</text:p>
      <text:p text:style-name="P2"><text:span text:style-name="T3">eψ</text:span>​<text:span text:style-name="T3">t</text:span>​​=<text:span text:style-name="T3">ψ</text:span>​<text:span text:style-name="T3">t</text:span>​​−<text:span text:style-name="T3">ψdes</text:span>​<text:span text:style-name="T3">t</text:span>​​</text:p>
      <text:p text:style-name="P7"><text:span text:style-name="T5">We already know </text:span><text:span text:style-name="T7">ψ</text:span><text:span text:style-name="T5">​</text:span><text:span text:style-name="T7">t</text:span><text:span text:style-name="T5">​​, because it’s part of our state. We don’t yet know </text:span><text:span text:style-name="T7">ψdes</text:span><text:span text:style-name="T5">​</text:span><text:span text:style-name="T7">t</text:span><text:span text:style-name="T5">​​ (desired psi) - all we have so far is a polynomial to follow. </text:span><text:span text:style-name="T7">ψdes</text:span><text:span text:style-name="T5">​</text:span><text:span text:style-name="T7">t</text:span><text:span text:style-name="T5">​​ can be calculated as the </text:span><text:a xlink:type="simple" xlink:href="https://en.wikipedia.org/wiki/Tangential_angle" office:target-frame-name="_blank" xlink:show="new" text:style-name="Internet_20_link" text:visited-style-name="Visited_20_Internet_20_Link"><text:span text:style-name="T8">tangential angle</text:span></text:a><text:span text:style-name="T5"> of the polynomial </text:span><text:span text:style-name="Emphasis"><text:span text:style-name="T6">f</text:span></text:span><text:span text:style-name="T5"> evaluated at </text:span><text:span text:style-name="T7">x</text:span><text:span text:style-name="T5">​</text:span><text:span text:style-name="T7">t</text:span><text:span text:style-name="T5">​​, </text:span><text:span text:style-name="T7">arctan</text:span><text:span text:style-name="T5">(</text:span><text:span text:style-name="T7">f</text:span><text:span text:style-name="T5">​′​​(</text:span><text:span text:style-name="T7">x</text:span><text:span text:style-name="T5">​</text:span><text:span text:style-name="T7">t</text:span><text:span text:style-name="T5">​​)).</text:span><text:span text:style-name="T7">f</text:span><text:span text:style-name="T5">​′​​ is the derivative of the polynomial.</text:span></text:p>
      <text:p text:style-name="P5"><text:span text:style-name="T3">eψ</text:span>​<text:span text:style-name="T3">t</text:span>+1​​=<text:span text:style-name="T3">ψ</text:span>​<text:span text:style-name="T3">t</text:span>​​−<text:span text:style-name="T3">ψdes</text:span>​<text:span text:style-name="T3">t</text:span>​​+(​<text:span text:style-name="T3">L</text:span>​<text:span text:style-name="T3">f</text:span>​​​​<text:span text:style-name="T3">v</text:span>​<text:span text:style-name="T3">t</text:span>​​​​∗<text:span text:style-name="T3">δ</text:span>​<text:span text:style-name="T3">t</text:span>​​∗<text:span text:style-name="T3">dt</text:span>)</text:p>
      <text:p text:style-name="P9">Similarly to the cross track error this can be interpreted as two parts:</text:p>
      <text:list xml:id="list243664547099542848" text:style-name="L2">
        <text:list-item>
          <text:p text:style-name="P4"><text:span text:style-name="T3">ψ</text:span>​<text:span text:style-name="T3">t</text:span>​​−<text:span text:style-name="T3">ψdes</text:span>​<text:span text:style-name="T3">t</text:span>​​ being current orientation error.</text:p>
        </text:list-item>
        <text:list-item>
          <text:p text:style-name="P6">​<text:span text:style-name="T4">L</text:span><text:span text:style-name="T1">​</text:span><text:span text:style-name="T4">f</text:span><text:span text:style-name="T1">​​​​</text:span><text:span text:style-name="T4">v</text:span><text:span text:style-name="T1">​</text:span><text:span text:style-name="T4">t</text:span><text:span text:style-name="T1">​​​​∗</text:span><text:span text:style-name="T4">δ</text:span><text:span text:style-name="T1">​</text:span><text:span text:style-name="T4">t</text:span><text:span text:style-name="T1">​​∗</text:span><text:span text:style-name="T4">dt</text:span><text:span text:style-name="T1"> being the change in error caused by the vehicle's movement.</text:span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TeX Main" svg:font-family="'KaTeX Main'"/>
    <style:font-face style:name="KaTeX Math" svg:font-family="'KaTeX Math'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22:27:25.663541530</meta:creation-date>
    <dc:date>2017-05-22T22:30:23.645926687</dc:date>
    <meta:editing-duration>PT2M59S</meta:editing-duration>
    <meta:editing-cycles>1</meta:editing-cycles>
    <meta:document-statistic meta:table-count="0" meta:image-count="0" meta:object-count="0" meta:page-count="1" meta:paragraph-count="24" meta:word-count="144" meta:character-count="1738" meta:non-whitespace-character-count="614"/>
    <meta:generator>LibreOffice/5.1.6.2$Linux_X86_64 LibreOffice_project/10m0$Build-2</meta:generator>
  </office:meta>
</office:document-meta>
</file>